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1">
      <style:paragraph-properties fo:margin-left="1.4752in" fo:text-align="left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>
      <style:paragraph-properties fo:margin-left="0.25in" fo:text-align="center" style:justify-single-word="false"/>
    </style:style>
    <style:style style:name="P4" style:family="paragraph" style:parent-style-name="Heading_20_2">
      <style:paragraph-properties fo:line-height="115%"/>
    </style:style>
    <style:style style:name="P5" style:family="paragraph" style:parent-style-name="Heading_20_3">
      <style:paragraph-properties fo:line-height="115%"/>
      <style:text-properties officeooo:rsid="0019f305" officeooo:paragraph-rsid="0019f305"/>
    </style:style>
    <style:style style:name="P6" style:family="paragraph" style:parent-style-name="List_20_Paragraph" style:list-style-name="WWNum5">
      <style:paragraph-properties fo:margin-left="0in" fo:line-height="115%" fo:text-indent="0in" style:auto-text-indent="false"/>
      <style:text-properties fo:font-size="11pt" style:font-size-asian="11pt" style:font-size-complex="11pt"/>
    </style:style>
    <style:style style:name="P7" style:family="paragraph" style:parent-style-name="List_20_Paragraph" style:list-style-name="WWNum5">
      <style:paragraph-properties fo:margin-left="0in" fo:line-height="115%" fo:text-indent="0in" style:auto-text-indent="false"/>
      <style:text-properties fo:font-size="11pt" officeooo:rsid="0019f305" officeooo:paragraph-rsid="0019f305" style:font-size-asian="11pt" style:font-size-complex="11pt"/>
    </style:style>
    <style:style style:name="P8" style:family="paragraph" style:parent-style-name="List_20_Paragraph" style:list-style-name="WWNum5">
      <style:paragraph-properties fo:line-height="115%"/>
      <style:text-properties fo:font-size="11pt" officeooo:rsid="0019f305" officeooo:paragraph-rsid="0019f305" style:font-size-asian="11pt" style:font-size-complex="11pt"/>
    </style:style>
    <style:style style:name="P9" style:family="paragraph" style:parent-style-name="List_20_Paragraph" style:list-style-name="WWNum5">
      <style:paragraph-properties fo:margin-left="0in" fo:line-height="115%" fo:text-indent="0in" style:auto-text-indent="false"/>
      <style:text-properties fo:font-size="11pt" fo:font-weight="bold" officeooo:rsid="0019f305" officeooo:paragraph-rsid="0019f305" fo:background-color="transparent" style:font-size-asian="11pt" style:font-weight-asian="bold" style:font-size-complex="11pt" style:font-weight-complex="bold"/>
    </style:style>
    <style:style style:name="P10" style:family="paragraph" style:parent-style-name="List_20_Paragraph" style:list-style-name="WWNum5">
      <style:paragraph-properties fo:line-height="115%"/>
      <style:text-properties fo:font-size="11pt" fo:font-weight="bold" officeooo:rsid="0019f305" officeooo:paragraph-rsid="0019f305" fo:background-color="#ffff00" style:font-size-asian="11pt" style:font-weight-asian="bold" style:font-size-complex="11pt" style:font-weight-complex="bold"/>
    </style:style>
    <style:style style:name="P11" style:family="paragraph" style:parent-style-name="List_20_Paragraph" style:list-style-name="WWNum5">
      <style:paragraph-properties fo:margin-left="0in" fo:line-height="115%" fo:text-indent="0in" style:auto-text-indent="false" style:writing-mode="lr-tb" style:writing-mode-automatic="false"/>
      <style:text-properties fo:font-size="11pt" fo:font-weight="normal" officeooo:rsid="001bc192" officeooo:paragraph-rsid="001bc192" fo:background-color="transparent" style:font-size-asian="11pt" style:font-weight-asian="normal" style:font-size-complex="11pt" style:font-weight-complex="normal"/>
    </style:style>
    <style:style style:name="P12" style:family="paragraph" style:parent-style-name="List_20_Paragraph" style:list-style-name="WWNum5">
      <style:paragraph-properties fo:margin-left="0in" fo:line-height="115%" fo:text-indent="0in" style:auto-text-indent="false" style:writing-mode="lr-tb" style:writing-mode-automatic="false"/>
      <style:text-properties fo:font-size="11pt" fo:font-weight="bold" officeooo:rsid="001bc192" officeooo:paragraph-rsid="001bc192" fo:background-color="transparent" style:font-size-asian="11pt" style:font-weight-asian="bold" style:font-size-complex="11pt" style:font-weight-complex="bold"/>
    </style:style>
    <style:style style:name="P13" style:family="paragraph" style:parent-style-name="List_20_Paragraph" style:list-style-name="WWNum5">
      <style:paragraph-properties fo:line-height="115%" style:writing-mode="lr-tb" style:writing-mode-automatic="false"/>
      <style:text-properties fo:font-size="11pt" fo:font-weight="normal" officeooo:rsid="001bc192" officeooo:paragraph-rsid="001bc192" fo:background-color="transparent" style:font-size-asian="11pt" style:font-weight-asian="normal" style:font-size-complex="11pt" style:font-weight-complex="normal"/>
    </style:style>
    <style:style style:name="P14" style:family="paragraph" style:parent-style-name="Heading_20_2">
      <style:paragraph-properties fo:line-height="115%"/>
      <style:text-properties fo:font-weight="bold"/>
    </style:style>
    <style:style style:name="P15" style:family="paragraph" style:parent-style-name="Heading_20_3">
      <style:paragraph-properties fo:line-height="115%"/>
      <style:text-properties officeooo:paragraph-rsid="001bc192"/>
    </style:style>
    <style:style style:name="P16" style:family="paragraph" style:parent-style-name="Standard">
      <style:paragraph-properties fo:line-height="115%"/>
      <style:text-properties fo:font-weight="bold" officeooo:rsid="001bc192" officeooo:paragraph-rsid="001bc192" style:font-weight-asian="bold" style:font-weight-complex="bold"/>
    </style:style>
    <style:style style:name="P17" style:family="paragraph" style:parent-style-name="Standard">
      <style:paragraph-properties fo:line-height="115%"/>
      <style:text-properties fo:font-weight="normal" officeooo:rsid="001bc192" officeooo:paragraph-rsid="001bc192" style:font-weight-asian="normal" style:font-weight-complex="normal"/>
    </style:style>
    <style:style style:name="P18" style:family="paragraph" style:parent-style-name="Standard">
      <style:paragraph-properties fo:line-height="115%"/>
      <style:text-properties fo:font-weight="bold" officeooo:rsid="001bc192" officeooo:paragraph-rsid="001bc192" fo:background-color="transparent" style:font-weight-asian="bold" style:font-weight-complex="bold"/>
    </style:style>
    <style:style style:name="P19" style:family="paragraph" style:parent-style-name="Standard" style:list-style-name="L1">
      <style:paragraph-properties fo:line-height="115%"/>
      <style:text-properties fo:font-weight="normal" officeooo:rsid="001bc192" officeooo:paragraph-rsid="001bc192" fo:background-color="transparent" style:font-weight-asian="normal" style:font-weight-complex="normal"/>
    </style:style>
    <style:style style:name="P20" style:family="paragraph" style:parent-style-name="Standard" style:list-style-name="L2">
      <style:paragraph-properties fo:line-height="115%"/>
      <style:text-properties fo:font-weight="bold" officeooo:rsid="001bc192" officeooo:paragraph-rsid="001bc192" fo:background-color="transparent" style:font-weight-asian="bold" style:font-weight-complex="bold"/>
    </style:style>
    <style:style style:name="P21" style:family="paragraph" style:parent-style-name="Standard">
      <style:paragraph-properties fo:line-height="115%"/>
      <style:text-properties fo:font-weight="normal" officeooo:rsid="001bc192" officeooo:paragraph-rsid="001bc192" fo:background-color="transparent" style:font-weight-asian="normal" style:font-weight-complex="normal"/>
    </style:style>
    <style:style style:name="P22" style:family="paragraph" style:parent-style-name="Standard" style:list-style-name="L3">
      <style:paragraph-properties fo:line-height="115%"/>
      <style:text-properties fo:font-weight="normal" officeooo:rsid="001bc192" officeooo:paragraph-rsid="001bc192" fo:background-color="transparent" style:font-weight-asian="normal" style:font-weight-complex="normal"/>
    </style:style>
    <style:style style:name="P23" style:family="paragraph" style:parent-style-name="Heading_20_3">
      <style:paragraph-properties fo:line-height="115%"/>
    </style:style>
    <style:style style:name="P24" style:family="paragraph" style:parent-style-name="Standard" style:list-style-name="L4">
      <style:paragraph-properties fo:line-height="115%"/>
      <style:text-properties officeooo:rsid="001bc192" officeooo:paragraph-rsid="001bc192"/>
    </style:style>
    <style:style style:name="P25" style:family="paragraph" style:parent-style-name="Standard">
      <style:paragraph-properties fo:line-height="115%"/>
      <style:text-properties fo:font-weight="bold" officeooo:rsid="001be5a7" officeooo:paragraph-rsid="001be5a7" style:font-weight-asian="bold" style:font-weight-complex="bold"/>
    </style:style>
    <style:style style:name="P26" style:family="paragraph" style:parent-style-name="Standard" style:list-style-name="L5">
      <style:paragraph-properties fo:line-height="115%"/>
      <style:text-properties fo:font-weight="normal" officeooo:rsid="001be5a7" officeooo:paragraph-rsid="001be5a7" style:font-weight-asian="normal" style:font-weight-complex="normal"/>
    </style:style>
    <style:style style:name="P27" style:family="paragraph" style:parent-style-name="Standard" style:list-style-name="L6">
      <style:paragraph-properties fo:line-height="115%"/>
      <style:text-properties officeooo:paragraph-rsid="001be5a7"/>
    </style:style>
    <style:style style:name="P28" style:family="paragraph" style:parent-style-name="Heading_20_2">
      <style:paragraph-properties fo:line-height="115%"/>
      <style:text-properties fo:font-weight="bold" style:font-weight-asian="bold" style:font-weight-complex="bold"/>
    </style:style>
    <style:style style:name="P29" style:family="paragraph" style:parent-style-name="Standard">
      <style:paragraph-properties fo:line-height="115%"/>
      <style:text-properties fo:font-weight="normal" officeooo:rsid="001be5a7" officeooo:paragraph-rsid="001be5a7" style:font-weight-asian="normal" style:font-weight-complex="normal"/>
    </style:style>
    <style:style style:name="P30" style:family="paragraph" style:parent-style-name="Standard" style:list-style-name="L7">
      <style:paragraph-properties fo:line-height="115%"/>
      <style:text-properties fo:font-weight="normal" officeooo:rsid="001be5a7" officeooo:paragraph-rsid="001be5a7" style:font-weight-asian="normal" style:font-weight-complex="normal"/>
    </style:style>
    <style:style style:name="P31" style:family="paragraph" style:parent-style-name="Standard" style:list-style-name="L8">
      <style:paragraph-properties fo:line-height="115%"/>
      <style:text-properties fo:font-weight="normal" officeooo:rsid="001be5a7" officeooo:paragraph-rsid="001be5a7" style:font-weight-asian="normal" style:font-weight-complex="normal"/>
    </style:style>
    <style:style style:name="P32" style:family="paragraph" style:parent-style-name="Standard">
      <style:paragraph-properties fo:line-height="115%"/>
      <style:text-properties fo:font-weight="bold" officeooo:rsid="001be5a7" officeooo:paragraph-rsid="001cff6b" style:font-weight-asian="bold" style:font-weight-complex="bold"/>
    </style:style>
    <style:style style:name="P33" style:family="paragraph" style:parent-style-name="Standard" style:list-style-name="L9">
      <style:paragraph-properties fo:line-height="115%"/>
      <style:text-properties fo:font-weight="bold" officeooo:rsid="001cff6b" officeooo:paragraph-rsid="001cff6b" style:font-weight-asian="bold" style:font-weight-complex="bold"/>
    </style:style>
    <style:style style:name="P34" style:family="paragraph" style:parent-style-name="Standard" style:list-style-name="L9">
      <style:paragraph-properties fo:line-height="115%"/>
      <style:text-properties fo:font-weight="bold" officeooo:rsid="001e2602" officeooo:paragraph-rsid="001e2602" style:font-weight-asian="bold" style:font-weight-complex="bold"/>
    </style:style>
    <style:style style:name="P35" style:family="paragraph" style:parent-style-name="Standard">
      <style:paragraph-properties fo:line-height="115%"/>
      <style:text-properties fo:color="#000000" loext:opacity="100%" fo:font-weight="bold" officeooo:rsid="001e2602" officeooo:paragraph-rsid="001e2602" fo:background-color="#ffff00" style:font-weight-asian="bold" style:font-weight-complex="bold">
        <loext:char-complex-color loext:theme-type="dark1" loext:color-type="theme"/>
      </style:text-properties>
    </style:style>
    <style:style style:name="P36" style:family="paragraph" style:parent-style-name="Standard">
      <style:paragraph-properties fo:line-height="115%"/>
      <style:text-properties fo:color="#000000" loext:opacity="100%" fo:font-weight="bold" officeooo:rsid="001e2602" officeooo:paragraph-rsid="001e2602" fo:background-color="transparent" style:font-weight-asian="bold" style:font-weight-complex="bold">
        <loext:char-complex-color loext:theme-type="dark1" loext:color-type="theme"/>
      </style:text-properties>
    </style:style>
    <style:style style:name="P37" style:family="paragraph" style:parent-style-name="Standard" style:list-style-name="L10">
      <style:paragraph-properties fo:line-height="115%"/>
      <style:text-properties fo:color="#000000" loext:opacity="100%" fo:font-weight="bold" officeooo:rsid="001e2602" officeooo:paragraph-rsid="001e2602" style:font-weight-asian="bold" style:font-weight-complex="bold">
        <loext:char-complex-color loext:theme-type="dark1" loext:color-type="theme"/>
      </style:text-properties>
    </style:style>
    <style:style style:name="P38" style:family="paragraph" style:parent-style-name="List_20_Paragraph">
      <style:paragraph-properties fo:margin-left="0in" fo:text-indent="0in" style:auto-text-indent="false"/>
      <style:text-properties fo:font-weight="bold" officeooo:rsid="001e2602" officeooo:paragraph-rsid="001e2602" style:font-weight-asian="bold" style:font-weight-complex="bold"/>
    </style:style>
    <style:style style:name="P39" style:family="paragraph" style:parent-style-name="List_20_Paragraph" style:list-style-name="L11">
      <style:text-properties officeooo:rsid="001e2602" officeooo:paragraph-rsid="001e2602"/>
    </style:style>
    <style:style style:name="T1" style:family="text">
      <style:text-properties officeooo:rsid="0019f305"/>
    </style:style>
    <style:style style:name="T2" style:family="text">
      <style:text-properties style:font-name="Calibri" fo:font-weight="bold" style:font-weight-asian="bold" style:font-name-complex="Calibri1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fo:font-weight="bold" style:font-weight-asian="bold" style:font-name-complex="Calibri1" fo:background-color="#ffff00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fo:font-size="16pt" style:font-size-asian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/>
    </style:style>
    <style:style style:name="T9" style:family="text">
      <style:text-properties fo:font-weight="bold" fo:background-color="#ffff00" loext:char-shading-value="0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fo:background-color="transparent" loext:char-shading-value="0"/>
    </style:style>
    <style:style style:name="T12" style:family="text">
      <style:text-properties style:font-weight-asian="bold" style:font-weight-complex="bold"/>
    </style:style>
    <style:style style:name="T13" style:family="text">
      <style:text-properties officeooo:rsid="001bc192" style:font-weight-asian="bold" style:font-weight-complex="bold"/>
    </style:style>
    <style:style style:name="T14" style:family="text">
      <style:text-properties fo:background-color="#ffff00" loext:char-shading-value="0"/>
    </style:style>
    <style:style style:name="T15" style:family="text">
      <style:text-properties fo:background-color="#ffff00" loext:char-shading-value="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bold" fo:background-color="#ffff00" loext:char-shading-value="0" style:font-weight-asian="bold" style:font-weight-complex="bold"/>
    </style:style>
    <style:style style:name="T18" style:family="text">
      <style:text-properties officeooo:rsid="001e2602" style:font-weight-asian="bold" style:font-weight-complex="bold"/>
    </style:style>
    <style:style style:name="T19" style:family="text">
      <style:text-properties fo:font-weight="normal" officeooo:rsid="001be5a7" style:font-weight-asian="normal" style:font-weight-complex="normal"/>
    </style:style>
    <style:style style:name="T20" style:family="text">
      <style:text-properties officeooo:rsid="001e2602"/>
    </style:style>
    <style:style style:name="T21" style:family="text">
      <style:text-properties officeooo:rsid="001cff6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 text:c="4"/>1<text:span text:style-name="T1">4</text:span>. webové aplikace</text:h>
      <text:h text:style-name="P2" text:outline-level="2">* nepovinné informace</text:h>
      <text:h text:style-name="P2" text:outline-level="2" loext:marker-style-name="T2"><text:span text:style-name="T3"><text:s/></text:span><text:span text:style-name="T4">důležité informace</text:span></text:h>
      <text:p text:style-name="P3" loext:marker-style-name="T5"><text:span text:style-name="T6">*</text:span><text:span text:style-name="T5"> důležité informace v nepovinné sekci dokumentu</text:span></text:p>
      <text:h text:style-name="P4" text:outline-level="2" loext:marker-style-name="T7"><text:span text:style-name="T8">14.1. Architektura webových aplikací: vícevrstvé aplikace, MVC a MVT, struktura projektu v Django</text:span></text:h>
      <text:h text:style-name="P5" text:outline-level="3">vysvětlení</text:h>
      <text:list text:style-name="WWNum5">
        <text:list-header>
          <text:p text:style-name="P6"><text:span text:style-name="T7">Moderní webové aplikace jsou rozděleny do více vrstev</text:span>. <text:span text:style-name="T9">Prezentační vrstva</text:span> (frontend) řeší vizuál a interakci, <text:span text:style-name="T9">Aplikační logika</text:span> (backend) zpracovává požadavky a <text:span text:style-name="T9">Datová vrstva</text:span> (databáze) uchovává data.</text:p>
          <text:p text:style-name="P7">Modely návrhu aplikací:</text:p>
        </text:list-header>
        <text:list-item>
          <text:p text:style-name="P8"><text:span text:style-name="T7">MVC (model-view-controller)</text:span> -klasický návrhový vzor. <text:span text:style-name="T10">Model řeší data a logiku, View zobrazuje data uživateli a Controller zpracovává požadavky a propojuje Model s View</text:span></text:p>
        </text:list-item>
        <text:list-item>
          <text:p text:style-name="P8"><text:span text:style-name="T7">MVT(model-view-template)</text:span> – specifická varianta pro Django. <text:span text:style-name="T10">Model definuje datové struktury, View zpracovává požadavky a Template určuje HTML výstup</text:span></text:p>
          <text:p text:style-name="P9">framework django a jeho struktura:</text:p>
        </text:list-item>
        <text:list-item>
          <text:p text:style-name="P10">open-source python framework. <text:span text:style-name="T11">Řeší mapování databáze, administraci, bezpečnost i šablony</text:span></text:p>
          <text:p text:style-name="P11">Projekt se tvoří příkazem „django-admin startproject“ a aplikace „python manage.py startapp“</text:p>
          <text:p text:style-name="P12">Nejdůležitější soubory <text:s/>v Django:</text:p>
        </text:list-item>
        <text:list-item>
          <text:p text:style-name="P13">settings.py – hlavní konfigurace</text:p>
        </text:list-item>
        <text:list-item>
          <text:p text:style-name="P13">urls.py – trasování adres</text:p>
        </text:list-item>
        <text:list-item>
          <text:p text:style-name="P13">models.py – model databáze</text:p>
        </text:list-item>
        <text:list-item>
          <text:p text:style-name="P13">views.py – pohledy</text:p>
        </text:list-item>
        <text:list-item>
          <text:p text:style-name="P13">složka templates/ - HTML šablony</text:p>
        </text:list-item>
      </text:list>
      <text:h text:style-name="P14" text:outline-level="2" loext:marker-style-name="T7"><text:span text:style-name="T12">1</text:span><text:span text:style-name="T13">4.</text:span><text:span text:style-name="T12">2 </text:span>Backend v Django: ORM, modely, migrace, routing a pohledy</text:h>
      <text:h text:style-name="P15" text:outline-level="3">Vysvětlení</text:h>
      <text:p text:style-name="P16">Databázové modely a ORM:</text:p>
      <text:p text:style-name="P16"><text:span text:style-name="T14">ORM (object-relational Mapping)</text:span> – umožňuje pracovat s databází pomocí python objektů</text:p>
      <text:p text:style-name="P17"><text:span text:style-name="T7">modely</text:span> – t<text:span text:style-name="T10">abulky v databázi.</text:span> Dědí z třídy models.Model</text:p>
      <text:p text:style-name="P17"><text:span text:style-name="T7">typy polí (sloupců) </text:span>– <text:span text:style-name="T10">charField(text), IntegerField(čísla), DateField(datum)</text:span></text:p>
      <text:p text:style-name="P17"><text:span text:style-name="T7">vztahy mezi tabulkami: </text:span>řeší <text:span text:style-name="T10">speciální pole jako ForeignKey nebo ManyToManyField</text:span></text:p>
      <text:p text:style-name="P18"><text:span text:style-name="T15">Migrace jsou proces aktualizace databáz</text:span>e, když změníš definici modelů v kodu.</text:p>
      <text:list text:style-name="L1">
        <text:list-item>
          <text:p text:style-name="P19">Příkazem<text:span text:style-name="T7"> „py manage.py makemigrations“</text:span> je vytvoříš a propíšeš do databáze pomocí <text:span text:style-name="T7">„manage.py migrate“</text:span></text:p>
        </text:list-item>
      </text:list>
      <text:p text:style-name="P18"/>
      <text:p text:style-name="P18"><text:soft-page-break/><text:span text:style-name="T15">Routing (trasování) určuje, jaká URL adresa spustí jaký kod.</text:span> Řeší se v souboru urls.py, funkce path</text:p>
      <text:list text:style-name="L2">
        <text:list-item>
          <text:p text:style-name="P20"><text:span text:style-name="T16">Do URL lze předávat proměnné (např. ID článku: </text:span><text:span text:style-name="Source_20_Text"><text:span text:style-name="T16">path('post/&lt;int:id&gt;/', views.post_detail)</text:span></text:span><text:span text:style-name="T16">).</text:span></text:p>
        </text:list-item>
      </text:list>
      <text:p text:style-name="P21"><text:span text:style-name="T17">Views obsahují hlavní logiku aplikace.</text:span> Příjmají požadavek a vrací odpověď.</text:p>
      <text:list text:style-name="L3">
        <text:list-item>
          <text:p text:style-name="P22">Mohou být chráněny, využívá se metoda render()</text:p>
        </text:list-item>
      </text:list>
      <text:h text:style-name="P14" text:outline-level="2" loext:marker-style-name="T7"><text:span text:style-name="T12">1</text:span><text:span text:style-name="T18">4</text:span><text:span text:style-name="T12">.</text:span><text:span text:style-name="T13">3</text:span><text:span text:style-name="T12">. </text:span>Frontend v Django: šablonovací systémy, formuláře a validace, regulární výrazy</text:h>
      <text:h text:style-name="P23" text:outline-level="3">vysvětlení</text:h>
      <text:p text:style-name="P16">Django template <text:span text:style-name="T14">kombinuje HTML se speciálními django značkami.</text:span></text:p>
      <text:list text:style-name="L4">
        <text:list-item>
          <text:p text:style-name="P24"><text:span text:style-name="T7">Proměnné</text:span> – dvojité složené závorky {{ promenna }}</text:p>
        </text:list-item>
        <text:list-item>
          <text:p text:style-name="P24"><text:span text:style-name="T7">řídíci tagy -</text:span> {% for item in item %}</text:p>
        </text:list-item>
        <text:list-item>
          <text:p text:style-name="P24"><text:span text:style-name="T7">dědičnost šablon</text:span> - {% extends %}</text:p>
        </text:list-item>
      </text:list>
      <text:p text:style-name="P25"><text:span text:style-name="T14">Webové formuláře slouží k odesílání dat na server.</text:span> <text:span text:style-name="T16">Pomocí tříd forms.Form nebo forms.ModelForm:</text:span></text:p>
      <text:list text:style-name="L5">
        <text:list-item>
          <text:p text:style-name="P26"><text:span text:style-name="T7">validace</text:span> – kontrola platnosti, primárně na backendu přes metodu clean()</text:p>
        </text:list-item>
      </text:list>
      <text:p text:style-name="P25">Regulární výrazy jsou <text:span text:style-name="T14">speciální řetězce popisující vrozy textu:</text:span></text:p>
      <text:list text:style-name="L6">
        <text:list-item>
          <text:p text:style-name="P27"><text:span text:style-name="T19">Používají znaky jako </text:span><text:span text:style-name="Source_20_Text"><text:span text:style-name="T19">^</text:span></text:span><text:span text:style-name="T19"> (začátek řetězce), </text:span><text:span text:style-name="Source_20_Text"><text:span text:style-name="T19">$</text:span></text:span><text:span text:style-name="T19"> (konec), </text:span><text:span text:style-name="Source_20_Text"><text:span text:style-name="T19">\d</text:span></text:span><text:span text:style-name="T19"> (číslice), </text:span><text:span text:style-name="Source_20_Text"><text:span text:style-name="T19">+</text:span></text:span><text:span text:style-name="T19"> (jedno a více opakování) nebo </text:span><text:span text:style-name="Source_20_Text"><text:span text:style-name="T19">*</text:span></text:span><text:span text:style-name="T19"> (nula a více opakování).</text:span></text:p>
        </text:list-item>
      </text:list>
      <text:h text:style-name="P28" text:outline-level="2">1<text:span text:style-name="T20">4</text:span>.<text:span text:style-name="T20">4</text:span>. Autentizace a autorizace uživatelů, bezpečnost webových aplikací</text:h>
      <text:h text:style-name="P23" text:outline-level="3">Vysvětlení</text:h>
      <text:p text:style-name="P29"><text:span text:style-name="T10">Autentizace je ověření identity</text:span>, dělí se na:</text:p>
      <text:list text:style-name="L7">
        <text:list-item>
          <text:p text:style-name="P30"><text:span text:style-name="T7">Session-based </text:span>– Ukládání stavu na <text:span text:style-name="T10">straně serveru</text:span> = cookies</text:p>
        </text:list-item>
        <text:list-item>
          <text:p text:style-name="P30"><text:span text:style-name="T7">token-based</text:span> – Ukládání na <text:span text:style-name="T10">straně klienta</text:span> = Oauth, JWT</text:p>
        </text:list-item>
        <text:list-item>
          <text:p text:style-name="P30">django řeší přes <text:span text:style-name="T7">vestavěný model User</text:span> (l ogin() a logout() )</text:p>
        </text:list-item>
      </text:list>
      <text:p text:style-name="P29"><text:span text:style-name="T10">Autorizace je kontrola oprávnění,</text:span> dělí se na:</text:p>
      <text:list text:style-name="L8">
        <text:list-item>
          <text:p text:style-name="P31"><text:span text:style-name="T7">Role-based –</text:span> uživatel, admin</text:p>
        </text:list-item>
        <text:list-item>
          <text:p text:style-name="P31"><text:span text:style-name="T7">Permission-based </text:span>– čtení zápis</text:p>
        </text:list-item>
        <text:list-item>
          <text:p text:style-name="P31"><text:span text:style-name="T7">policy-based</text:span> – podle věku či času</text:p>
        </text:list-item>
      </text:list>
      <text:p text:style-name="P32"/>
      <text:p text:style-name="P32"/>
      <text:p text:style-name="P32"/>
      <text:p text:style-name="P32"><text:soft-page-break/><text:span text:style-name="T21">B</text:span>ezpečnost Web aplikací:</text:p>
      <text:list text:style-name="L9">
        <text:list-item>
          <text:p text:style-name="P33">XSS(cross-site scripting) – <text:span text:style-name="T16">vložení škodlivého kodu útočníkem. Django to řeší automatickým escapováním dat.</text:span></text:p>
        </text:list-item>
        <text:list-item>
          <text:p text:style-name="P33">CRSF(cross-site request forgery) – <text:span text:style-name="T16">zneužití identity. Ochrana se řeší přidtáním tokenu</text:span></text:p>
        </text:list-item>
        <text:list-item>
          <text:p text:style-name="P33">SQL Injection – <text:span text:style-name="T16">vkládání škodlivého SQL kodu. </text:span></text:p>
        </text:list-item>
        <text:list-item>
          <text:p text:style-name="P34">Brute force – <text:span text:style-name="T16">hádání hesla. </text:span></text:p>
        </text:list-item>
      </text:list>
      <text:h text:style-name="P14" text:outline-level="2" loext:marker-style-name="T7"><text:span text:style-name="T12">1</text:span><text:span text:style-name="T18">4.5</text:span><text:span text:style-name="T12">. </text:span>Redakční systémy, trendy ve vývoji webových aplikací, možnosti nasazení aplikací</text:h>
      <text:h text:style-name="P23" text:outline-level="3">Vysvětlení</text:h>
      <text:p text:style-name="P35">Redakční systémy (CMS) slouží ke správě obsahu bez nutnosti programování. Wordpress, Django CMS.</text:p>
      <text:p text:style-name="P36">Trendy ve vývoji:</text:p>
      <text:list text:style-name="L10">
        <text:list-item>
          <text:p text:style-name="P37"><text:span text:style-name="T14">SPA(Single Page Application)</text:span> – stránka se nenačítá celá znovu, obsah se mění dynamicky</text:p>
        </text:list-item>
        <text:list-item>
          <text:p text:style-name="P37"><text:span text:style-name="T14">Headless CMS</text:span> – backend je oddělený od frontendru. Obsah se posílá přes API</text:p>
        </text:list-item>
        <text:list-item>
          <text:p text:style-name="P37"><text:span text:style-name="T14">Serverless</text:span> – vývoj bez správy serveru, beží na cloudu</text:p>
        </text:list-item>
        <text:list-item>
          <text:p text:style-name="P37"><text:span text:style-name="T14">PWA(progressive web apps)</text:span> – webovky s vlastnosmi mobilní aplikace</text:p>
        </text:list-item>
      </text:list>
      <text:p text:style-name="P38">Možnosti nasazení aplikací:</text:p>
      <text:list text:style-name="L11">
        <text:list-item>
          <text:p text:style-name="P39"><text:span text:style-name="T7">webhosting</text:span> – levné sdílené servery, pro jednoduché weby (Wedos, Active24)</text:p>
        </text:list-item>
        <text:list-item>
          <text:p text:style-name="P39"><text:span text:style-name="T7">VPS (virtual private server)</text:span> – virtuální server, plná kontrola</text:p>
        </text:list-item>
        <text:list-item>
          <text:p text:style-name="P39"><text:span text:style-name="T7">Cloud a PaaS</text:span> – platformy přímo pro běh aplikací (Heroku, AWS Elastic Beanstalk)</text:p>
        </text:list-item>
        <text:list-item>
          <text:p text:style-name="P39"><text:span text:style-name="T7">Dedikovaný server </text:span>– pronajatý fyzický HW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Subtitle" style:family="paragraph" style:parent-style-name="Standard" style:next-style-name="Standard" loext:linked-style-name="Podnadpis_20_Char" style:class="chapter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Záhlaví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Zápatí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Podnadpis_20_Char" style:display-name="Podnadpis Char" style:family="text" style:parent-style-name="Default_20_Paragraph_20_Font" loext:linked-style-name="Subtitle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Nadpis_20_4_20_Char" style:display-name="Nadpis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Záhlaví_20_Char" style:display-name="Záhlaví Char" style:family="text" style:parent-style-name="Default_20_Paragraph_20_Font" loext:linked-style-name="Header"/>
    <style:style style:name="Zápatí_20_Char" style:display-name="Zápatí Char" style:family="text" style:parent-style-name="Default_20_Paragraph_20_Font" loext:linked-style-name="Footer"/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Calibri" fo:font-family="Calibri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="Calibri" fo:font-family="Calibri" style:font-family-generic="roman" style:font-pitch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Calibri" fo:font-family="Calibri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Calibri" fo:font-family="Calibri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="Calibri" fo:font-family="Calibri" style:font-family-generic="roman" style:font-pitch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Calibri" fo:font-family="Calibri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Calibri" fo:font-family="Calibri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="Calibri" fo:font-family="Calibri" style:font-family-generic="roman" style:font-pitch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Calibri" fo:font-family="Calibri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Calibri" fo:font-family="Calibri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="Calibri" fo:font-family="Calibri" style:font-family-generic="roman" style:font-pitch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Calibri" fo:font-family="Calibri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Calibri" fo:font-family="Calibri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Calibri" fo:font-family="Calibri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Calibri" fo:font-family="Calibri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="Calibri" fo:font-family="Calibri" style:font-family-generic="roman" style:font-pitch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="Calibri" fo:font-family="Calibri" style:font-family-generic="roman" style:font-pitch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>
      <style:text-properties style:font-name="Calibri" fo:font-family="Calibri" style:font-family-generic="roman" style:font-pitch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" style:num-suffix="" text:bullet-char="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6898in" fo:margin-left="0.8862in" fo:margin-right="0.8846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meta:editing-cycles>6</meta:editing-cycles>
    <meta:print-date>2025-03-20T12:28:00</meta:print-date>
    <meta:creation-date>2025-03-14T21:21:00</meta:creation-date>
    <dc:date>2026-04-22T20:29:19.052323074</dc:date>
    <meta:editing-duration>PT18M54S</meta:editing-duration>
    <meta:generator>LibreOffice/26.2.2.2$Linux_X86_64 LibreOffice_project/620$Build-2</meta:generator>
    <meta:document-statistic meta:table-count="0" meta:image-count="0" meta:object-count="0" meta:page-count="3" meta:paragraph-count="70" meta:word-count="593" meta:character-count="4165" meta:non-whitespace-character-count="3646"/>
    <meta:user-defined meta:name="AppVersion">16.0000</meta:user-defined>
    <meta:template xlink:type="simple" xlink:actuate="onRequest" xlink:title="Normal.dotm" xlink:href=""/>
  </office:meta>
</office:document-meta>
</file>